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9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YURI NEIL SARMIENTO MALDONA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0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LOMINO RAYO, ARMAN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RUZ QUISPE, ADELM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3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7319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9T22:41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